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VLNode.indexOf( Object object , int 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reeList.listIterator( int from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Lis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LNode.removeSelf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AVLNode.get(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VLNode.getHeight( AVL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LNode.getOffset( AVL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VLNode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VLNod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LNode.getRightSubTre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List.TreeList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ListIterator.previou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VLNode.ma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List.set( int index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eeList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VLNode.insertOnLeft( int indexRelativeToMe ,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reeListIterator.has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LNode.rotateLe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eeList.to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VLNode.removeMi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VLNode.setValue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ListIterator.remo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VLNode.insertOnRight( int indexRelativeToMe ,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reeList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List.checkInterval( int index , int startIndex , int end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VLNode.heightRightMinusLe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LNode.setLeft( AVLNode node , AVLNode previo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List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ListIterato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VLNode.remove( int 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VLNode.insert( int index ,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eeListIterator.nex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Lis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ListIterator.TreeListIterator( TreeList parent , int from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VLNode.m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LNode.previou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eeList.Tre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LNode.setOffset( AVLNode node , int newOff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VLNode.balanc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reeListIterator.previous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List.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List.add( int index ,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VLNode.AVLNode( int relativePosition , Object obj , AVLNode rightFollower , AVLNode leftFollo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eeListIterator.checkMod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List.indexOf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eeListIterator.add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eeList.contains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LNod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VLNode.rotateR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VLNode.getLeftSubTre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Lis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VLNode.recalcHeigh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VLNode.toArray( Object [ ] array ,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VLNode.removeMa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VLNode.setRight( AVLNode node , AVLNode n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ListIterator.set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